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draw:fill="none" draw:stroke="solid" svg:stroke-width="0.01389in" svg:stroke-color="#000000" svg:stroke-opacity="100%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3">
      <style:graphic-properties draw:fill="none" draw:stroke="solid" svg:stroke-width="0.00694in" svg:stroke-color="#4472c4" draw:marker-end="a842" svg:stroke-opacity="100%" draw:stroke-linejoin="miter" svg:stroke-linecap="butt"/>
    </style:style>
    <style:style style:family="graphic" style:name="a845">
      <style:graphic-properties draw:fill="none" draw:stroke="solid" svg:stroke-width="0.00694in" svg:stroke-color="#4472c4" draw:marker-end="a844" svg:stroke-opacity="100%" draw:stroke-linejoin="miter" svg:stroke-linecap="butt"/>
    </style:style>
    <style:style style:family="graphic" style:name="a847">
      <style:graphic-properties draw:fill="none" draw:stroke="solid" svg:stroke-width="0.00694in" svg:stroke-color="#4472c4" draw:marker-end="a846" svg:stroke-opacity="100%" draw:stroke-linejoin="miter" svg:stroke-linecap="butt"/>
    </style:style>
    <style:style style:family="drawing-page" style:name="a8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TT9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2" draw:name="Title 1" svg:x="1.66667in" svg:y="1.22743in" svg:width="10in" svg:height="2.61111in" presentation:class="title" presentation:placeholder="false">
          <draw:text-box>
            <text:p text:style-name="a731" text:class-names="" text:cond-style-name=""><text:span text:style-name="a729" text:class-names="">Corpus Linguistics</text:span><text:span text:style-name="a730" text:class-names=""/></text:p>
          </draw:text-box>
          <svg:title/>
          <svg:desc/>
        </draw:frame>
        <draw:frame draw:id="id70" presentation:style-name="a738" draw:name="Subtitle 2" svg:x="1.66667in" svg:y="3.93924in" svg:width="10in" svg:height="1.81076in" presentation:class="subtitle" presentation:placeholder="false">
          <draw:text-box>
            <text:p text:style-name="a734" text:class-names="" text:cond-style-name=""><text:span text:style-name="a733" text:class-names="">2023-11-24</text:span></text:p>
            <text:p text:style-name="a737" text:class-names="" text:cond-style-name=""><text:span text:style-name="a735" text:class-names="">Corpus construction</text:span><text:span text:style-name="a736" text:class-names=""/></text:p>
          </draw:text-box>
          <svg:title/>
          <svg:desc/>
        </draw:frame>
      </draw:page>
      <draw:page draw:name="Slide2" draw:style-name="a739" draw:master-page-name="Master1-Layout2-obj-Title-and-Content" presentation:presentation-page-layout-name="Master1-PPL2" draw:id="Slide-257">
        <draw:frame draw:id="id71" presentation:style-name="a74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748" draw:name="Content Placeholder 2" svg:x="0.91667in" svg:y="1.99653in" svg:width="11.5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XML</text:span></text:p>
              </text:list-item>
            </text:list>
            <text:list text:style-name="a747">
              <text:list-item>
                <text:p text:style-name="a746" text:class-names="" text:cond-style-name=""><text:span text:style-name="a744" text:class-names="">ELAN</text:span><text:span text:style-name="a745" text:class-names=""/></text:p>
              </text:list-item>
            </text:list>
          </draw:text-box>
          <svg:title/>
          <svg:desc/>
        </draw:frame>
      </draw:page>
      <draw:page draw:name="Slide3" draw:style-name="a749" draw:master-page-name="Master1-Layout2-obj-Title-and-Content" presentation:presentation-page-layout-name="Master1-PPL2" draw:id="Slide-258">
        <draw:frame draw:id="id73" presentation:style-name="a753" draw:name="Title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50" text:class-names="">Concepts (XML)</text:span><text:span text:style-name="a751" text:class-names=""/></text:p>
          </draw:text-box>
          <svg:title/>
          <svg:desc/>
        </draw:frame>
        <draw:frame draw:id="id74" presentation:style-name="a766" draw:name="Content Placeholder 2" svg:x="0.91667in" svg:y="1.99653in" svg:width="11.5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tagging system / markup language (Latex, html)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parsing (in computer science and linguistics)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4" draw:style-name="a767" draw:master-page-name="Master1-Layout2-obj-Title-and-Content" presentation:presentation-page-layout-name="Master1-PPL2" draw:id="Slide-259">
        <draw:frame draw:id="id75" presentation:style-name="a76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789" draw:name="Content Placeholder 2" svg:x="0.91667in" svg:y="1.99653in" svg:width="11.5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electronic documents are created with characters (words, spaces, punctuation and other symbols) and formatting</text:span></text:p>
              </text:list-item>
            </text:list>
            <text:list text:style-name="a776">
              <text:list-item>
                <text:p text:style-name="a775" text:class-names="" text:cond-style-name=""><text:span text:style-name="a772" text:class-names="">formatting is implemented by tags in some<text:s text:c="1"/></text:span><text:span text:style-name="a773" text:class-names="">markup language</text:span><text:span text:style-name="a774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77" text:class-names="">Examples of mark-up languages are<text:s text:c="1"/></text:span><text:span text:style-name="a778" text:class-names="">latex<text:s text:c="1"/></text:span><text:span text:style-name="a779" text:class-names="">and<text:s text:c="1"/></text:span><text:span text:style-name="a780" text:class-names="">html</text:span><text:span text:style-name="a781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4" text:class-names="">Extensible markup language:<text:s text:c="1"/></text:span><text:span text:style-name="a785" text:class-names="">data are presented and described using tags of our choice in a self-contained document</text:span><text:span text:style-name="a786" text:class-names=""/></text:p>
              </text:list-item>
            </text:list>
          </draw:text-box>
          <svg:title/>
          <svg:desc/>
        </draw:frame>
        <presentation:notes draw:style-name="a798">
          <draw:page-thumbnail draw:page-number="4" svg:x="0.75in" svg:y="1.25in" svg:width="6in" svg:height="3.375in" presentation:class="page" draw:id="id77" presentation:style-name="a790" draw:name="Slide Image Placeholder 1">
            <svg:title/>
            <svg:desc/>
          </draw:page-thumbnail>
          <draw:frame draw:id="id78" presentation:style-name="a794" draw:name="Notes Placeholder 2" svg:x="0.75in" svg:y="4.8125in" svg:width="6in" svg:height="3.9375in" presentation:class="notes" presentation:placeholder="false">
            <draw:text-box>
              <text:p text:style-name="a793" text:class-names="" text:cond-style-name=""><text:span text:style-name="a791" text:class-names="">Pozrikidis, C. 2013. XML in Scientific Computing. <text:s text:c="1"/>Taylor &amp; Francis Group</text:span><text:span text:style-name="a792" text:class-names=""/></text:p>
            </draw:text-box>
            <svg:title/>
            <svg:desc/>
          </draw:frame>
          <draw:frame draw:id="id79" draw:style-name="a797" draw:name="Slide Number Placeholder 3" svg:x="4.24826in" svg:y="9.49826in" svg:width="3.25in" svg:height="0.50174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799" draw:master-page-name="Master1-Layout2-obj-Title-and-Content" presentation:presentation-page-layout-name="Master1-PPL2" draw:id="Slide-260">
        <draw:frame draw:id="id80" presentation:style-name="a803" draw:name="Title 1" svg:x="0.91667in" svg:y="0.39931in" svg:width="11.5in" svg:height="1.44965in" presentation:class="title" presentation:placeholder="false">
          <draw:text-box>
            <text:p text:style-name="a802" text:class-names="" text:cond-style-name=""><text:span text:style-name="a800" text:class-names="">Some markup languages</text:span><text:span text:style-name="a801" text:class-names=""/></text:p>
          </draw:text-box>
          <svg:title/>
          <svg:desc/>
        </draw:frame>
        <draw:frame draw:id="id81" presentation:style-name="a815" draw:name="Content Placeholder 2" svg:x="0.91667in" svg:y="1.99653in" svg:width="11.5in" svg:height="2.33681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4" text:class-names="">Latex</text:span><text:span text:style-name="a805" text:class-names=""><text:s text:c="1"/>was invented by Prof. Donald Knuth, released in 1978 with scientific doc preparation in mind</text:span></text:p>
              </text:list-item>
            </text:list>
            <text:list text:style-name="a811">
              <text:list-item>
                <text:p text:style-name="a810" text:class-names="" text:cond-style-name=""><text:span text:style-name="a808" text:class-names="">Html<text:s text:c="1"/></text:span><text:span text:style-name="a809" text:class-names="">invented in the 1980s along with the Internet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In latex a tag is marked with a backslash (\)</text:span></text:p>
              </text:list-item>
            </text:list>
          </draw:text-box>
          <svg:title/>
          <svg:desc/>
        </draw:frame>
        <draw:frame draw:id="id82" draw:style-name="a829" draw:name="TextBox 3" svg:x="1.15in" svg:y="4.33333in" svg:width="10.73333in" svg:height="2.52441in">
          <draw:text-box>
            <text:p text:style-name="a817" text:class-names="" text:cond-style-name=""><text:span text:style-name="a816" text:class-names="">\documentlcass[11pt, letter](article}</text:span></text:p>
            <text:p text:style-name="a819" text:class-names="" text:cond-style-name=""><text:span text:style-name="a818" text:class-names="">\begin{document}</text:span></text:p>
            <text:p text:style-name="a821" text:class-names="" text:cond-style-name=""><text:span text:style-name="a820" text:class-names=""/></text:p>
            <text:p text:style-name="a823" text:class-names="" text:cond-style-name=""><text:span text:style-name="a822" text:class-names=""><text:tab/>\textit{This sentence would be in italics}</text:span></text:p>
            <text:p text:style-name="a825" text:class-names="" text:cond-style-name=""><text:span text:style-name="a824" text:class-names=""/></text:p>
            <text:p text:style-name="a828" text:class-names="" text:cond-style-name=""><text:span text:style-name="a826" text:class-names="">\end{document}</text:span><text:span text:style-name="a827" text:class-names=""/></text:p>
          </draw:text-box>
          <svg:title/>
          <svg:desc/>
        </draw:frame>
        <draw:frame draw:id="id83" draw:style-name="a841" draw:name="TextBox 4" svg:x="8.28333in" svg:y="4.33333in" svg:width="3.21667in" svg:height="1.91855in">
          <draw:text-box>
            <text:p text:style-name="a831" text:class-names="" text:cond-style-name=""><text:span text:style-name="a830" text:class-names="">tells you the dimensions</text:span></text:p>
            <text:p text:style-name="a833" text:class-names="" text:cond-style-name=""><text:span text:style-name="a832" text:class-names=""/></text:p>
            <text:p text:style-name="a835" text:class-names="" text:cond-style-name=""><text:span text:style-name="a834" text:class-names="">tells you its a document rather than a book</text:span></text:p>
            <text:p text:style-name="a837" text:class-names="" text:cond-style-name=""><text:span text:style-name="a836" text:class-names=""/></text:p>
            <text:p text:style-name="a840" text:class-names="" text:cond-style-name=""><text:span text:style-name="a838" text:class-names="">Makes this text in italic</text:span><text:span text:style-name="a839" text:class-names=""/></text:p>
          </draw:text-box>
          <svg:title/>
          <svg:desc/>
        </draw:frame>
        <draw:connector draw:type="line" svg:x1="8.28333in" svg:y1="4.53125in" svg:x2="6.66667in" svg:y2="4.53125in" draw:id="id84" draw:style-name="a843" draw:name="Straight Arrow Connector 6">
          <svg:title/>
          <svg:desc/>
        </draw:connector>
        <draw:connector draw:type="line" svg:x1="8.09375in" svg:y1="5.14063in" svg:x2="4.26563in" svg:y2="5.14063in" draw:id="id85" draw:style-name="a845" draw:name="Straight Arrow Connector 8">
          <svg:title/>
          <svg:desc/>
        </draw:connector>
        <draw:connector draw:type="line" svg:x1="8.28333in" svg:y1="6.07292in" svg:x2="7.67188in" svg:y2="5.84375in" draw:id="id86" draw:style-name="a847" draw:name="Straight Arrow Connector 9">
          <svg:title/>
          <svg:desc/>
        </draw:connector>
      </draw:page>
      <draw:page draw:name="Slide6" draw:style-name="a848" draw:master-page-name="Master1-Layout2-obj-Title-and-Content" presentation:presentation-page-layout-name="Master1-PPL2" draw:id="Slide-261">
        <draw:frame draw:id="id87" presentation:style-name="a852" draw:name="Title 1" svg:x="0.91667in" svg:y="0.39931in" svg:width="11.5in" svg:height="1.44965in" presentation:class="title" presentation:placeholder="false">
          <draw:text-box>
            <text:p text:style-name="a851" text:class-names="" text:cond-style-name=""><text:span text:style-name="a849" text:class-names="">Html (hypertext markup language)</text:span><text:span text:style-name="a850" text:class-names=""/></text:p>
          </draw:text-box>
          <svg:title/>
          <svg:desc/>
        </draw:frame>
        <draw:frame draw:id="id88" presentation:style-name="a875" draw:name="Content Placeholder 2" svg:x="0.91667in" svg:y="1.99653in" svg:width="11.5in" svg:height="1.92535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3" text:class-names="">Used for writing<text:s text:c="1"/></text:span><text:span text:style-name="a854" text:class-names="">web<text:s text:c="1"/></text:span><text:span text:style-name="a855" text:class-names="">documents that can be processed and displayed in the window of a<text:s text:c="1"/></text:span><text:span text:style-name="a856" text:class-names="">web<text:s text:c="1"/></text:span><text:span text:style-name="a857" text:class-names="">browser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Html tags are keywords enclodes by pointy brackets / angle brackets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The things in angle brackets are tags that give you formatting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  <draw:frame draw:id="id89" draw:style-name="a883" draw:name="TextBox 3" svg:x="1.16563in" svg:y="4.72396in" svg:width="10.73333in" svg:height="1.3127in">
          <draw:text-box>
            <text:p text:style-name="a877" text:class-names="" text:cond-style-name=""><text:span text:style-name="a876" text:class-names="">&lt;html&gt;</text:span></text:p>
            <text:p text:style-name="a879" text:class-names="" text:cond-style-name=""><text:span text:style-name="a878" text:class-names=""><text:tab/>&lt;i&gt;This sentence is set in italic&lt;\i&gt;</text:span></text:p>
            <text:p text:style-name="a882" text:class-names="" text:cond-style-name=""><text:span text:style-name="a880" text:class-names="">&lt;\html&gt;</text:span><text:span text:style-name="a881" text:class-names=""/></text:p>
          </draw:text-box>
          <svg:title/>
          <svg:desc/>
        </draw:frame>
      </draw:page>
      <draw:page draw:name="Slide7" draw:style-name="a884" draw:master-page-name="Master1-Layout2-obj-Title-and-Content" presentation:presentation-page-layout-name="Master1-PPL2" draw:id="Slide-262">
        <draw:frame draw:id="id90" presentation:style-name="a888" draw:name="Title 1" svg:x="0.91667in" svg:y="0.39931in" svg:width="11.5in" svg:height="1.44965in" presentation:class="title" presentation:placeholder="false">
          <draw:text-box>
            <text:p text:style-name="a887" text:class-names="" text:cond-style-name=""><text:span text:style-name="a885" text:class-names="">xml</text:span><text:span text:style-name="a886" text:class-names=""/></text:p>
          </draw:text-box>
          <svg:title/>
          <svg:desc/>
        </draw:frame>
        <draw:frame draw:id="id91" presentation:style-name="a909" draw:name="Content Placeholder 2" svg:x="0.91667in" svg:y="1.99653in" svg:width="11.5in" svg:height="4.7586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parsing describes breaking down words into pieces and extracting attributes and parameters</text:span></text:p>
              </text:list-item>
            </text:list>
            <text:list text:style-name="a895">
              <text:list-item>
                <text:p text:style-name="a894" text:class-names="" text:cond-style-name=""><text:span text:style-name="a892" text:class-names="">xml document contains sequences of nested tags</text:span><text:span text:style-name="a893" text:class-names="">, it is a highly flexible tagging system that allows us to develop our own tags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xml, adaptable data formatting system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xml requires no programming experience, you just have to know xml “grammar”</text:span></text:p>
              </text:list-item>
            </text:list>
            <text:list text:style-name="a908">
              <text:list-item>
                <text:p text:style-name="a907" text:class-names="" text:cond-style-name=""><text:span text:style-name="a902" text:class-names="">xml parsers are available as part of programing langages like<text:s text:c="1"/></text:span><text:span text:style-name="a903" text:class-names="">fortran, C, C++, java, perl, Python</text:span><text:span text:style-name="a904" text:class-names=""><text:s text:c="1"/>and<text:s text:c="1"/></text:span><text:span text:style-name="a905" text:class-names="">R</text:span><text:span text:style-name="a906" text:class-names=""/></text:p>
              </text:list-item>
            </text:list>
          </draw:text-box>
          <svg:title/>
          <svg:desc/>
        </draw:frame>
      </draw:page>
      <draw:page draw:name="Slide8" draw:style-name="a910" draw:master-page-name="Master1-Layout2-obj-Title-and-Content" presentation:presentation-page-layout-name="Master1-PPL2" draw:id="Slide-263">
        <draw:frame draw:id="id92" presentation:style-name="a914" draw:name="Title 1" svg:x="0.91667in" svg:y="0.39931in" svg:width="11.5in" svg:height="1.44965in" presentation:class="title" presentation:placeholder="false">
          <draw:text-box>
            <text:p text:style-name="a913" text:class-names="" text:cond-style-name=""><text:span text:style-name="a911" text:class-names="">xml<text:s text:c="1"/></text:span><text:span text:style-name="a912" text:class-names=""/></text:p>
          </draw:text-box>
          <svg:title/>
          <svg:desc/>
        </draw:frame>
        <draw:frame draw:id="id93" presentation:style-name="a927" draw:name="Content Placeholder 2" svg:x="0.91667in" svg:y="1.99653in" svg:width="11.5in" svg:height="2.00347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15" text:class-names="">what’s the difference between<text:s text:c="1"/></text:span><text:span text:style-name="a916" text:class-names="">latex, html<text:s text:c="1"/></text:span><text:span text:style-name="a917" text:class-names="">and<text:s text:c="1"/></text:span><text:span text:style-name="a918" text:class-names="">xml</text:span><text:span text:style-name="a919" text:class-names="">?</text:span><text:span text:style-name="a920" text:class-names=""><text:s text:c="1"/></text:span><text:span text:style-name="a921" text:class-names="">– arbitrary/custom tags and tag attributes cannot be added at will in latex and html.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  <draw:frame draw:id="id94" draw:style-name="a945" draw:name="TextBox 3" svg:x="1.20312in" svg:y="3.59375in" svg:width="7.79688in" svg:height="3.33223in">
          <draw:text-box>
            <text:p text:style-name="a929" text:class-names="" text:cond-style-name=""><text:span text:style-name="a928" text:class-names="">&lt;bird&gt;</text:span></text:p>
            <text:p text:style-name="a931" text:class-names="" text:cond-style-name=""><text:span text:style-name="a930" text:class-names=""><text:tab/>&lt;kind&gt;pidgeon&lt;\kind&gt;</text:span></text:p>
            <text:p text:style-name="a933" text:class-names="" text:cond-style-name=""><text:span text:style-name="a932" text:class-names=""><text:tab/>&lt;color&gt;gray&lt;\color&gt;</text:span></text:p>
            <text:p text:style-name="a935" text:class-names="" text:cond-style-name=""><text:span text:style-name="a934" text:class-names="">&lt;/bird&gt;</text:span></text:p>
            <text:p text:style-name="a937" text:class-names="" text:cond-style-name=""><text:span text:style-name="a936" text:class-names=""/></text:p>
            <text:p text:style-name="a939" text:class-names="" text:cond-style-name=""><text:span text:style-name="a938" text:class-names="">or</text:span></text:p>
            <text:p text:style-name="a941" text:class-names="" text:cond-style-name=""><text:span text:style-name="a940" text:class-names=""/></text:p>
            <text:p text:style-name="a944" text:class-names="" text:cond-style-name=""><text:span text:style-name="a942" text:class-names="">&lt;flower kind=“pidgeon” color=“gray” /&gt;</text:span><text:span text:style-name="a943" text:class-names=""/></text:p>
          </draw:text-box>
          <svg:title/>
          <svg:desc/>
        </draw:frame>
        <draw:custom-shape svg:x="6in" svg:y="3.44618in" svg:width="1.07813in" svg:height="2.00347in" draw:id="id95" draw:style-name="a948" draw:name="Right Brace 4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8.88281in" svg:y="6.5in" svg:width="0.66406in" svg:height="0.85246in" draw:id="id96" draw:style-name="a951" draw:name="Right Brace 5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7" draw:style-name="a955" draw:name="TextBox 6" svg:x="7.44522in" svg:y="4.36979in" svg:width="2.02353in" svg:height="0.40391in">
          <draw:text-box>
            <text:p text:style-name="a954" text:class-names="" text:cond-style-name=""><text:span text:style-name="a952" text:class-names="">List of properrties</text:span><text:span text:style-name="a953" text:class-names=""/></text:p>
          </draw:text-box>
          <svg:title/>
          <svg:desc/>
        </draw:frame>
        <draw:frame draw:id="id98" draw:style-name="a959" draw:name="TextBox 7" svg:x="9.86979in" svg:y="6.66033in" svg:width="1.22357in" svg:height="0.40391in">
          <draw:text-box>
            <text:p text:style-name="a958" text:class-names="" text:cond-style-name=""><text:span text:style-name="a956" text:class-names="">Attributes</text:span><text:span text:style-name="a957" text:class-names=""/></text:p>
          </draw:text-box>
          <svg:title/>
          <svg:desc/>
        </draw:frame>
      </draw:page>
      <draw:page draw:name="Slide9" draw:style-name="a960" draw:master-page-name="Master1-Layout2-obj-Title-and-Content" presentation:presentation-page-layout-name="Master1-PPL2" draw:id="Slide-264">
        <draw:frame draw:id="id99" presentation:style-name="a964" draw:name="Title 1" svg:x="0.91667in" svg:y="0.39931in" svg:width="11.5in" svg:height="1.44965in" presentation:class="title" presentation:placeholder="false">
          <draw:text-box>
            <text:p text:style-name="a963" text:class-names="" text:cond-style-name=""><text:span text:style-name="a961" text:class-names="">xml</text:span><text:span text:style-name="a962" text:class-names=""/></text:p>
          </draw:text-box>
          <svg:title/>
          <svg:desc/>
        </draw:frame>
        <draw:frame draw:id="id100" presentation:style-name="a972" draw:name="Content Placeholder 2" svg:x="0.91667in" svg:y="1.99653in" svg:width="11.5in" svg:height="1.44965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5" text:class-names="">prologue<text:s text:c="1"/></text:span><text:span text:style-name="a966" text:class-names="">is the first line, the<text:s text:c="1"/></text:span><text:span text:style-name="a967" text:class-names="">root<text:s text:c="1"/></text:span><text:span text:style-name="a968" text:class-names="">node is what everything is embedded under.</text:span><text:span text:style-name="a969" text:class-names=""/></text:p>
              </text:list-item>
            </text:list>
          </draw:text-box>
          <svg:title/>
          <svg:desc/>
        </draw:frame>
        <draw:frame draw:id="id101" draw:style-name="a988" draw:name="TextBox 3" svg:x="2.23437in" svg:y="3.32118in" svg:width="8.25in" svg:height="3.39954in">
          <draw:text-box>
            <text:p text:style-name="a974" text:class-names="" text:cond-style-name=""><text:span text:style-name="a973" text:class-names="">&lt;?xml&gt; version=“1.0”?&gt;</text:span></text:p>
            <text:p text:style-name="a976" text:class-names="" text:cond-style-name=""><text:span text:style-name="a975" text:class-names="">&lt;story&gt;</text:span></text:p>
            <text:p text:style-name="a978" text:class-names="" text:cond-style-name=""><text:span text:style-name="a977" text:class-names=""><text:tab/>&lt;word&gt;This&lt;/word&gt;</text:span></text:p>
            <text:p text:style-name="a980" text:class-names="" text:cond-style-name=""><text:span text:style-name="a979" text:class-names=""><text:tab/>&lt;word&gt;is&lt;/word&gt;</text:span></text:p>
            <text:p text:style-name="a982" text:class-names="" text:cond-style-name=""><text:span text:style-name="a981" text:class-names=""><text:tab/>&lt;word&gt;a&lt;/word&gt;</text:span></text:p>
            <text:p text:style-name="a984" text:class-names="" text:cond-style-name=""><text:span text:style-name="a983" text:class-names=""><text:tab/>&lt;word&gt;story&lt;/word&gt;</text:span></text:p>
            <text:p text:style-name="a987" text:class-names="" text:cond-style-name=""><text:span text:style-name="a985" text:class-names="">&lt;/story&gt;</text:span><text:span text:style-name="a986" text:class-names=""/></text:p>
          </draw:text-box>
          <svg:title/>
          <svg:desc/>
        </draw:frame>
      </draw:page>
      <draw:page draw:name="Slide10" draw:style-name="a989" draw:master-page-name="Master1-Layout2-obj-Title-and-Content" presentation:presentation-page-layout-name="Master1-PPL2" draw:id="Slide-265">
        <draw:frame draw:id="id102" presentation:style-name="a99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3" presentation:style-name="a1000" draw:name="Content Placeholder 2" svg:x="0.91667in" svg:y="1.99653in" svg:width="11.5in" svg:height="4.75868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constraints on tagging system arise when the xml data is supposed to be read by some specific program (e.g. ELAN)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conversion: xml can be converted into another file format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</draw:page>
      <draw:page draw:name="Slide11" draw:style-name="a1001" draw:master-page-name="Master1-Layout2-obj-Title-and-Content" presentation:presentation-page-layout-name="Master1-PPL2" draw:id="Slide-266">
        <draw:frame draw:id="id104" presentation:style-name="a100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5" draw:style-name="a1032" draw:name="TextBox 3" svg:x="1.73438in" svg:y="2.15625in" svg:width="7.28125in" svg:height="4.34199in">
          <draw:text-box>
            <text:p text:style-name="a1004" text:class-names="" text:cond-style-name=""><text:span text:style-name="a1003" text:class-names="">&lt;?xml version="1.0" encoding="UTF-8"?&gt;</text:span></text:p>
            <text:p text:style-name="a1006" text:class-names="" text:cond-style-name=""><text:span text:style-name="a1005" text:class-names="">&lt;!DOCTYPE article PUBLIC "-//OASIS//DTD DocBook XML V4.1.2//EN"</text:span></text:p>
            <text:p text:style-name="a1008" text:class-names="" text:cond-style-name=""><text:span text:style-name="a1007" text:class-names="">"http://www.oasis-open.org/docbook/xml/4.1.2/docbookx.dtd"&gt;</text:span></text:p>
            <text:p text:style-name="a1010" text:class-names="" text:cond-style-name=""><text:span text:style-name="a1009" text:class-names="">&lt;article lang=""&gt;</text:span></text:p>
            <text:p text:style-name="a1012" text:class-names="" text:cond-style-name=""><text:span text:style-name="a1011" text:class-names="">&lt;para&gt;Chapter 1&lt;/para&gt;</text:span></text:p>
            <text:p text:style-name="a1014" text:class-names="" text:cond-style-name=""><text:span text:style-name="a1013" text:class-names="">&lt;para/&gt;</text:span></text:p>
            <text:p text:style-name="a1016" text:class-names="" text:cond-style-name=""><text:span text:style-name="a1015" text:class-names="">&lt;para&gt;In my younger and more vulnerable years my father</text:span></text:p>
            <text:p text:style-name="a1018" text:class-names="" text:cond-style-name=""><text:span text:style-name="a1017" text:class-names="">gave me some advice that&lt;/para&gt;</text:span></text:p>
            <text:p text:style-name="a1020" text:class-names="" text:cond-style-name=""><text:span text:style-name="a1019" text:class-names="">&lt;para&gt;I’ve been turning over in my mind ever since.&lt;/para&gt;</text:span></text:p>
            <text:p text:style-name="a1022" text:class-names="" text:cond-style-name=""><text:span text:style-name="a1021" text:class-names="">&lt;para&gt; ‘‘Whenever you feel like criticizing any one,’’</text:span></text:p>
            <text:p text:style-name="a1024" text:class-names="" text:cond-style-name=""><text:span text:style-name="a1023" text:class-names="">he told me, ‘‘just remember&lt;/para&gt;</text:span></text:p>
            <text:p text:style-name="a1026" text:class-names="" text:cond-style-name=""><text:span text:style-name="a1025" text:class-names="">&lt;para&gt;that all the people in this world havent</text:span></text:p>
            <text:p text:style-name="a1028" text:class-names="" text:cond-style-name=""><text:span text:style-name="a1027" text:class-names="">had the advantages that youve had.’’ &lt;/para&gt;</text:span></text:p>
            <text:p text:style-name="a1031" text:class-names="" text:cond-style-name=""><text:span text:style-name="a1029" text:class-names="">&lt;/article&gt;</text:span><text:span text:style-name="a1030" text:class-names=""/></text:p>
          </draw:text-box>
          <svg:title/>
          <svg:desc/>
        </draw:frame>
      </draw:page>
      <draw:page draw:name="Slide12" draw:style-name="a1033" draw:master-page-name="Master1-Layout2-obj-Title-and-Content" presentation:presentation-page-layout-name="Master1-PPL2" draw:id="Slide-267">
        <draw:frame draw:id="id106" presentation:style-name="a1037" draw:name="Title 1" svg:x="0.91667in" svg:y="0.39931in" svg:width="11.5in" svg:height="1.44965in" presentation:class="title" presentation:placeholder="false">
          <draw:text-box>
            <text:p text:style-name="a1036" text:class-names="" text:cond-style-name=""><text:span text:style-name="a1034" text:class-names="">Xml tags</text:span><text:span text:style-name="a1035" text:class-names=""/></text:p>
          </draw:text-box>
          <svg:title/>
          <svg:desc/>
        </draw:frame>
        <draw:frame draw:id="id107" presentation:style-name="a1062" draw:name="Content Placeholder 2" svg:x="0.91667in" svg:y="1.99653in" svg:width="11.5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Xml tags: tags are enclosed by pointing brackets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tab/><text:tab/>&lt;...&gt;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For a document to be well-formed, there needs to be an opening tag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tab/><text:tab/>&lt;thing&gt;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tab/><text:tab/>&lt;/thing&gt;</text:span></text:p>
              </text:list-item>
            </text:list>
          </draw:text-box>
          <svg:title/>
          <svg:desc/>
        </draw:frame>
      </draw:page>
      <draw:page draw:name="Slide13" draw:style-name="a1063" draw:master-page-name="Master1-Layout2-obj-Title-and-Content" presentation:presentation-page-layout-name="Master1-PPL2" draw:id="Slide-268">
        <draw:frame draw:id="id108" presentation:style-name="a106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9" presentation:style-name="a1108" draw:name="Content Placeholder 2" svg:x="0.91667in" svg:y="1.99653in" svg:width="11.5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Two main parts to an XML document: elements and attributes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All elements are wrapped with &lt; element /&gt;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77" text:class-names="">The<text:s text:c="1"/></text:span><text:span text:style-name="a1078" text:class-names="">closing element<text:s text:c="1"/></text:span><text:span text:style-name="a1079" text:class-names="">will be the name of the element with a `</text:span><text:span text:style-name="a1080" text:class-names="">/</text:span><text:span text:style-name="a1081" text:class-names="">’<text:s text:c="1"/></text:span><text:span text:style-name="a1082" text:class-names="">before</text:span><text:span text:style-name="a1083" text:class-names=""><text:s text:c="1"/></text:span><text:span text:style-name="a1084" text:class-names="">it</text:span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091" text:class-names="">The</text:span><text:span text:style-name="a1092" text:class-names=""><text:s text:c="1"/></text:span><text:span text:style-name="a1093" text:class-names="">attribute</text:span><text:span text:style-name="a1094" text:class-names=""><text:s text:c="1"/></text:span><text:span text:style-name="a1095" text:class-names="">foes</text:span><text:span text:style-name="a1096" text:class-names=""><text:s text:c="1"/></text:span><text:span text:style-name="a1097" text:class-names="">on</text:span><text:span text:style-name="a1098" text:class-names=""><text:s text:c="1"/></text:span><text:span text:style-name="a1099" text:class-names="">an</text:span><text:span text:style-name="a1100" text:class-names=""><text:s text:c="1"/></text:span><text:span text:style-name="a1101" text:class-names="">element</text:span><text:span text:style-name="a1102" text:class-names=""><text:s text:c="1"/>and describes<text:s text:c="1"/></text:span><text:span text:style-name="a1103" text:class-names="">it</text:span><text:span text:style-name="a1104" text:class-names="">, ca</text:span><text:span text:style-name="a11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46" svg:viewBox="0 0 20 30" svg:d="m10 0-10 30h20z"/>
    <draw:marker draw:name="a842" svg:viewBox="0 0 20 30" svg:d="m10 0-10 30h20z"/>
    <draw:marker draw:name="a84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11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1/11/2023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1/11/2023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1/11/2023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1/11/2023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1/11/2023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1/11/2023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1/11/2023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1/11/2023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1/11/2023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1/11/2023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1/11/2023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1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pus Linguistics</dc:title>
    <meta:initial-creator>Adam Tallman</meta:initial-creator>
    <dc:creator>Adam Tallman</dc:creator>
    <meta:creation-date>2023-11-19T19:41:24Z</meta:creation-date>
    <dc:date>2023-11-21T22:55:40Z</dc:date>
    <meta:editing-cycles>7</meta:editing-cycles>
    <meta:editing-duration>PT59232S</meta:editing-duration>
    <meta:document-statistic meta:paragraph-count="96" meta:word-count="718"/>
  </office:meta>
</office:document-meta>
</file>